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86ba0" officeooo:paragraph-rsid="00186ba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6ba0" officeooo:paragraph-rsid="00186ba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6ba0" officeooo:paragraph-rsid="001c0f47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fo:font-size="18pt" style:text-underline-style="solid" style:text-underline-width="auto" style:text-underline-color="font-color" fo:font-weight="bold" officeooo:rsid="00186ba0" officeooo:paragraph-rsid="00186ba0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9900" fo:font-size="12pt" style:text-underline-style="solid" style:text-underline-width="auto" style:text-underline-color="font-color" officeooo:rsid="00186ba0" officeooo:paragraph-rsid="00186ba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style:text-underline-style="none" officeooo:rsid="001d313d" officeooo:paragraph-rsid="001d313d" style:font-size-asian="10.5pt" style:font-size-complex="12pt"/>
    </style:style>
    <style:style style:name="P7" style:family="paragraph" style:parent-style-name="Standard">
      <style:paragraph-properties fo:text-align="end" style:justify-single-word="false"/>
      <style:text-properties style:use-window-font-color="true" fo:font-size="12pt" style:text-underline-style="none" fo:font-weight="normal" officeooo:rsid="00186ba0" officeooo:paragraph-rsid="00186ba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use-window-font-color="true" fo:font-size="12pt" style:text-underline-style="none" fo:font-weight="normal" officeooo:rsid="001d313d" officeooo:paragraph-rsid="001d313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officeooo:rsid="001c0f47" officeooo:paragraph-rsid="001c0f47" style:font-size-asian="10.5pt" style:font-size-complex="12pt"/>
    </style:style>
    <style:style style:name="T1" style:family="text">
      <style:text-properties officeooo:rsid="001c0f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 Sprint <text:span text:style-name="T3">D</text:span></text:p>
      <text:p text:style-name="P4"/>
      <text:p text:style-name="P4"/>
      <text:p text:style-name="P7">*********************************************</text:p>
      <text:p text:style-name="P8"><text:span text:style-name="T2">CODE SOURCE :</text:span> <text:a xlink:type="simple" xlink:href="https://github.com/Poirault/IPI2.git" text:style-name="Internet_20_link" text:visited-style-name="Visited_20_Internet_20_Link">https://github.com/Poirault/IPI2.git</text:a></text:p>
      <text:p text:style-name="P8">*********************************************</text:p>
      <text:p text:style-name="P1"/>
      <text:p text:style-name="P5">I-Programmation</text:p>
      <text:p text:style-name="P2"/>
      <text:p text:style-name="P9"/>
      <text:p text:style-name="P2"/>
      <text:p text:style-name="P2"/>
      <text:p text:style-name="P2"/>
      <text:p text:style-name="P5">II-Répartition du travail</text:p>
      <text:p text:style-name="P5"/>
      <text:p text:style-name="P6">Désignation du référent : <text:span text:style-name="T3">Léo</text:span> (qui réparti les taĉhes)</text:p>
      <text:p text:style-name="P6"/>
      <text:p text:style-name="P6">-Kevin : <text:span text:style-name="T3">SDL, rapport, README, plan de charge</text:span></text:p>
      <text:p text:style-name="P6">-Vartan : <text:span text:style-name="T3">SDL</text:span> </text:p>
      <text:p text:style-name="P6">-Léo : <text:span text:style-name="T3">Solveur optimisé</text:span></text:p>
      <text:p text:style-name="P6">-Romuald :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21:00:34.148825096</meta:creation-date>
    <dc:date>2017-05-08T19:47:16.252518478</dc:date>
    <meta:editing-duration>PT56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9" meta:character-count="343" meta:non-whitespace-character-count="313"/>
  </office:meta>
</office:document-meta>
</file>